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3.744cm"/>
    </style:style>
    <style:style style:name="gr2" style:family="graphic" style:parent-style-name="standard">
      <style:graphic-properties svg:stroke-color="#000000" draw:textarea-vertical-align="middle" draw:auto-grow-height="false" fo:min-height="0.458cm" fo:min-width="2.208cm"/>
    </style:style>
    <style:style style:name="gr3" style:family="graphic" style:parent-style-name="standard">
      <style:graphic-properties svg:stroke-color="#999999" draw:textarea-horizontal-align="justify" draw:textarea-vertical-align="middle" draw:auto-grow-height="false" fo:min-height="0.75cm" fo:min-width="1.5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251cm" fo:min-width="3.5cm" fo:wrap-option="no-wrap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251cm" fo:min-width="3.001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501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251cm" fo:min-width="2.5cm" fo:wrap-option="no-wrap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251cm" fo:min-width="3.001cm" fo:wrap-option="no-wrap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.251cm" fo:min-width="3.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999999"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1.5cm" svg:x="3.5cm" svg:y="13cm">
          <text:p text:style-name="P1"><text:span text:style-name="T1">turtlebot_mov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cm" svg:height="1cm" svg:x="5cm" svg:y="15.5cm">
          <text:p text:style-name="P1"><text:span text:style-name="T1">OpenR</text:span><text:span text:style-name="T1">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4" draw:id="id4" draw:layer="layout" svg:width="2cm" svg:height="1cm" svg:x="3.5cm" svg:y="17.5cm">
          <text:p text:style-name="P3"><text:span text:style-name="T2">Moto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cm" svg:height="1cm" svg:x="7.5cm" svg:y="17.5cm">
          <text:p text:style-name="P3"><text:span text:style-name="T2">Serv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cm" svg:height="1.5cm" svg:x="7.5cm" svg:y="7cm">
          <text:p text:style-name="P1"><text:span text:style-name="T1">pathfi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6cm" svg:height="1.5cm" svg:x="13.5cm" svg:y="3cm">
          <text:p text:style-name="P1"><text:span text:style-name="T1">P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7.5cm" svg:y1="7.75cm" svg:x2="6.5cm" svg:y2="13cm" draw:start-shape="id1" draw:start-glue-point="6" draw:end-shape="id2" draw:end-glue-point="4" svg:d="M7500 7750h-1000v5250" svg:viewBox="0 0 1001 5251">
          <text:p/>
        </draw:connector>
        <draw:connector draw:style-name="gr5" draw:text-style-name="P2" draw:layer="layout" svg:x1="6.5cm" svg:y1="14.5cm" svg:x2="6.5cm" svg:y2="15.5cm" draw:start-shape="id2" draw:start-glue-point="8" draw:end-shape="id3" draw:end-glue-point="0" svg:d="M6500 14500v1000" svg:viewBox="0 0 1 1001">
          <text:p/>
        </draw:connector>
        <draw:connector draw:style-name="gr6" draw:text-style-name="P2" draw:layer="layout" svg:x1="5cm" svg:y1="16cm" svg:x2="4.5cm" svg:y2="17.5cm" draw:start-shape="id3" draw:start-glue-point="5" draw:end-shape="id4" draw:end-glue-point="0" svg:d="M5000 16000h-500v1500" svg:viewBox="0 0 501 1501">
          <text:p/>
        </draw:connector>
        <draw:connector draw:style-name="gr6" draw:text-style-name="P2" draw:layer="layout" svg:x1="8cm" svg:y1="16cm" svg:x2="8.5cm" svg:y2="17.5cm" draw:start-shape="id3" draw:start-glue-point="7" draw:end-shape="id5" draw:end-glue-point="0" svg:d="M8000 16000h500v1500" svg:viewBox="0 0 501 1501">
          <text:p/>
        </draw:connector>
        <draw:custom-shape draw:style-name="gr7" draw:text-style-name="P4" draw:layer="layout" svg:width="4cm" svg:height="1.5cm" svg:x="2cm" svg:y="10.5cm">
          <text:p text:style-name="P4"><text:span text:style-name="T3">motor_i</text:span><text:span text:style-name="T3">nstructi</text:span><text:span text:style-name="T3">ons</text:span></text:p>
          <text:p text:style-name="P1"><text:span text:style-name="T3">[Movem</text:span><text:span text:style-name="T3">ent]</text:span></text:p>
          <draw:enhanced-geometry svg:viewBox="0 0 21600 21600" draw:glue-points="10800 0 0 10800 10800 21600 21600 10800 ?f40 ?f41" draw:text-areas="0 0 21600 21600" draw:type="rectangular-callout" draw:modifiers="24261.5346163459 35932.84477015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3.5cm" svg:height="1.5cm" svg:x="10cm" svg:y="13.5cm">
          <text:p text:style-name="P4"><text:span text:style-name="T3">cmd_vel</text:span></text:p>
          <text:p text:style-name="P1"><text:span text:style-name="T3">[Twist]</text:span></text:p>
          <draw:enhanced-geometry svg:viewBox="0 0 21600 21600" draw:glue-points="10800 0 0 10800 10800 21600 21600 10800 ?f40 ?f41" draw:text-areas="0 0 21600 21600" draw:type="rectangular-callout" draw:modifiers="-21538.3033419023 28723.25116588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3cm" svg:height="1.5cm" svg:x="15cm" svg:y="5.5cm">
          <text:p text:style-name="P5"><text:span text:style-name="T3">P</text:span><text:span text:style-name="T3">O</text:span><text:span text:style-name="T3">I</text:span><text:span text:style-name="T3">C</text:span></text:p>
          <text:p text:style-name="P5"><text:span text:style-name="T3">[</text:span><text:span text:style-name="T3">?</text:span><text:span text:style-name="T3">?</text:span><text:span text:style-name="T3">?</text:span><text:span text:style-name="T3">]</text:span></text:p>
          <draw:enhanced-geometry svg:viewBox="0 0 21600 21600" draw:glue-points="10800 0 0 10800 10800 21600 21600 10800 ?f40 ?f41" draw:text-areas="0 0 21600 21600" draw:type="rectangular-callout" draw:modifiers="-17058.3138953682 24665.1565622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xml:id="id6" draw:id="id6" draw:layer="layout" svg:width="6cm" svg:height="1.5cm" svg:x="13.5cm" svg:y="11cm">
          <text:p text:style-name="P1"><text:span text:style-name="T1">Mapma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3.5cm" svg:y1="11.75cm" svg:x2="12.622cm" svg:y2="8.281cm" draw:start-shape="id6" draw:start-glue-point="6" draw:end-shape="id1" draw:end-glue-point="9" svg:d="M13500 11750h-878v-3469" svg:viewBox="0 0 879 3470">
          <text:p/>
        </draw:connector>
        <draw:connector draw:style-name="gr5" draw:text-style-name="P2" draw:layer="layout" svg:x1="13.5cm" svg:y1="3.75cm" svg:x2="12.622cm" svg:y2="7.219cm" draw:start-shape="id7" draw:start-glue-point="6" draw:end-shape="id1" draw:end-glue-point="11" svg:d="M13500 3750h-878v3469" svg:viewBox="0 0 879 3470">
          <text:p/>
        </draw:connector>
        <draw:custom-shape draw:style-name="gr10" draw:text-style-name="P5" draw:layer="layout" svg:width="2.999cm" svg:height="1.5cm" svg:x="15.001cm" svg:y="8.013cm">
          <text:p text:style-name="P5"><text:span text:style-name="T3">Surroundings</text:span></text:p>
          <text:p text:style-name="P5"><text:span text:style-name="T3">[???]</text:span></text:p>
          <draw:enhanced-geometry svg:viewBox="0 0 21600 21600" draw:glue-points="10800 0 0 10800 10800 21600 21600 10800 ?f40 ?f41" draw:text-areas="0 0 21600 21600" draw:type="rectangular-callout" draw:modifiers="-16992 3842.23850766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xml:id="id8" draw:id="id8" draw:layer="layout" svg:width="6cm" svg:height="1.5cm" svg:x="21.502cm" svg:y="7cm">
          <text:p text:style-name="P1"><text:span text:style-name="T1">Camer</text:span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21.502cm" svg:y1="7.75cm" svg:x2="19.5cm" svg:y2="11.75cm" draw:start-shape="id8" draw:start-glue-point="6" draw:end-shape="id6" draw:end-glue-point="10" svg:d="M21502 7750h-1000v4000h-1002" svg:viewBox="0 0 2003 4001">
          <text:p/>
        </draw:connector>
        <draw:connector draw:style-name="gr5" draw:text-style-name="P2" draw:layer="layout" svg:x1="21.502cm" svg:y1="7.75cm" svg:x2="19.5cm" svg:y2="3.75cm" draw:start-shape="id8" draw:start-glue-point="6" draw:end-shape="id7" draw:end-glue-point="10" svg:d="M21502 7750h-1000v-4000h-1002" svg:viewBox="0 0 2003 4001">
          <text:p/>
        </draw:connector>
        <draw:custom-shape draw:style-name="gr11" draw:text-style-name="P4" draw:layer="layout" svg:width="3.5cm" svg:height="1.5cm" svg:x="21.5cm" svg:y="12.5cm">
          <text:p text:style-name="P4"><text:span text:style-name="T3">images</text:span></text:p>
          <text:p text:style-name="P1"><text:span text:style-name="T3">[??? </text:span><text:span text:style-name="T3">RGBD]</text:span></text:p>
          <draw:enhanced-geometry svg:viewBox="0 0 21600 21600" draw:glue-points="10800 0 0 10800 10800 21600 21600 10800 ?f40 ?f41" draw:text-areas="0 0 21600 21600" draw:type="rectangular-callout" draw:modifiers="-11851.9280205656 -10764.0239840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4cm" svg:height="1.5cm" svg:x="3cm" svg:y="5cm">
          <text:p text:style-name="P4"><text:span text:style-name="T3">motor_feedbac</text:span><text:span text:style-name="T3">k</text:span></text:p>
          <text:p text:style-name="P1"><text:span text:style-name="T3">[???]</text:span></text:p>
          <draw:enhanced-geometry svg:viewBox="0 0 21600 21600" draw:glue-points="10800 0 0 10800 10800 21600 21600 10800 ?f40 ?f41" draw:text-areas="0 0 21600 21600" draw:type="rectangular-callout" draw:modifiers="24202.1494626343 39343.37108594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ies Kennes</meta:initial-creator>
    <meta:creation-date>2019-03-12T21:56:58.770742075</meta:creation-date>
    <dc:date>2019-03-12T23:35:21.562735706</dc:date>
    <dc:creator>Dries Kennes</dc:creator>
    <meta:editing-duration>PT57M34S</meta:editing-duration>
    <meta:editing-cycles>42</meta:editing-cycles>
    <meta:generator>LibreOffice/6.2.1.2$Linux_X86_64 LibreOffice_project/20$Build-2</meta:generator>
    <meta:document-statistic meta:object-count="22"/>
  </office:meta>
</office:document-meta>
</file>